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3e72" officeooo:paragraph-rsid="00113e72"/>
    </style:style>
    <style:style style:name="P2" style:family="paragraph" style:parent-style-name="Standard">
      <style:text-properties fo:color="#ff3333" officeooo:rsid="00113e72" officeooo:paragraph-rsid="00113e72"/>
    </style:style>
    <style:style style:name="P3" style:family="paragraph" style:parent-style-name="Standard">
      <style:text-properties fo:color="#000000" officeooo:rsid="00113e72" officeooo:paragraph-rsid="00113e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older scripts+documents contains</text:p>
      <text:p text:style-name="P1">notebook scripts and the data they work on ( csv files) as well as text documents.</text:p>
      <text:p text:style-name="P1">The scripts and documents should be read in the follwowing order.</text:p>
      <text:p text:style-name="P1"/>
      <text:p text:style-name="P2">( to be updated)</text:p>
      <text:p text:style-name="P2"/>
      <text:p text:style-name="P3">1 Global Analysis Missing Values</text:p>
      <text:p text:style-name="P3">2 Cleaning ???</text:p>
      <text:p text:style-name="P3">3 Analysis Zone</text:p>
      <text:p text:style-name="P3">4 Partitionning</text:p>
      <text:p text:style-name="P3">5 Linear Mod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3:40:35.869449291</meta:creation-date>
    <dc:date>2018-01-05T13:43:50.936072128</dc:date>
    <meta:editing-duration>PT3M1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51" meta:character-count="290" meta:non-whitespace-character-count="248"/>
  </office:meta>
</office:document-meta>
</file>